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1">
      <style:paragraph-properties fo:margin-left="0in" fo:margin-right="0in" fo:text-indent="0in" style:auto-text-indent="false"/>
      <style:text-properties fo:font-weight="normal" style:font-weight-asian="normal" style:font-weight-complex="normal"/>
    </style:style>
    <style:style style:name="P4" style:family="paragraph" style:parent-style-name="Standard" style:list-style-name="L1">
      <style:paragraph-properties fo:margin-left="0.4925in" fo:margin-right="0in" fo:text-indent="0in" style:auto-text-indent="false"/>
      <style:text-properties fo:font-weight="normal" style:font-weight-asian="normal" style:font-weight-complex="normal"/>
    </style:style>
    <style:style style:name="P5" style:family="paragraph" style:parent-style-name="Standard">
      <style:paragraph-properties fo:margin-left="0.4925in" fo:margin-right="0in" fo:text-indent="0in" style:auto-text-indent="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ual history of pathway modifications</text:h>
      <text:h text:style-name="Heading_20_2" text:outline-level="2">Abstract</text:h>
      <text:p text:style-name="Standard">An important usability feature in wikis is the ability to examine changes made by others. The same principle goes for wikipathways.org. Simply showing an old and new version of a pathway side by side may work, but usability could be improved by giving better visual indicators of what has changed.</text:p>
      <text:p text:style-name="Standard"/>
      <text:p text:style-name="Standard">I intend to develop a standalone utility that takes two pathways in GPML format, calculates the minimal difference, and turns this into an SVG image that clearly visualizes the differences between the two pathways. I'd like to create at least two possible visualizations: transparent overlays and a two-pane color-coded layout. </text:p>
      <text:p text:style-name="Standard"/>
      <text:p text:style-name="Standard">I've created mockup images of what I think this could look like here: <text:s/>http://ftp2.bigcat.unimaas.nl/~martijn.vaniersel/gsoc/ . I want to implement two different visualization styles simultaneously to get a better idea for what ideas are good and bad. User-testing should determine the best of the two and I want to make that part of my project. Subsequently I intend to integrate this application both into wikipathways.org and PathVisio.</text:p>
      <text:h text:style-name="Heading_20_2" text:outline-level="2">Introduction</text:h>
      <text:p text:style-name="Standard">An important usability feature in wikis is the ability to examine changes made by others. The same principle goes for wikipathways.org. Simply showing an old and new version of a pathway side by side may work, but usability could be improved by giving better visual indicators of what has changed.</text:p>
      <text:p text:style-name="Standard"/>
      <text:p text:style-name="Standard">I intend to develop a standalone utility that takes two pathways in GPML format, calculates the minimal difference, and turns this into an SVG image that clearly visualizes the differences between the two pathways. I'd like to create at least two possible visualizations: transparent overlays and a two-pane color-coded layout. </text:p>
      <text:p text:style-name="Standard"/>
      <text:p text:style-name="Standard">Please consider the four mock-up images on http://ftp2.bigcat.unimaas.nl/~martijn.vaniersel/gsoc/ . before.png and after.png are screen shots of a biological pathway being edited in PathVisio. overlay.png is a mock-up <text:s/>of showing two pathways overlaid on top of each other, and dual-pane.png shows both versions side by side with colors indicating what has changed.</text:p>
      <text:p text:style-name="Standard"/>
      <text:p text:style-name="Standard">I want to implement two different visualization styles simultaneously to get a better idea for what ideas are good and bad. User-testing should determine the best of the two and I want to make that part of my project. Subsequently I intend to integrate this application both into wikipathways.org and PathVisio.</text:p>
      <text:h text:style-name="Heading_20_2" text:outline-level="2">Timeline and deliverables</text:h>
      <text:p text:style-name="P1"/>
      <text:p text:style-name="Standard">The final result will be a mixture of Java and PHP code. All code will be released under the Apache 2.0 license. Below I've made a list of milestones and deliverables. I've tried to make a rough estimate of the time required for each milestone.</text:p>
      <text:p text:style-name="P1"/>
      <text:list text:style-name="L1">
        <text:list-item>
          <text:p text:style-name="P2">XML diff utility<text:span text:style-name="T1"> </text:span>(3 weeks)</text:p>
          <text:p text:style-name="P3">A quick Internet search reveals that many XML diff tools exist or are in development (e.g. https://xmldiff.dev.java.net/). I will evaluate the suitability of each of these tools. Open source Java tools are preferable, as they can be embedded in the final program. Alternatively, if none of the available tools prove suitable I will do a implementation myself using the Longest Common Subsequence algorithm on a normalized JDOM tree.</text:p>
        </text:list-item>
        <text:list-item>
          <text:p text:style-name="P2">SVG generation (2 weeks)</text:p>
          <text:p text:style-name="P3">I will write a program to generate the two different styles of SVG overlay based on the result of the XML diff. I intend to use Java and the Batik SVG toolkit http://xmlgraphics.apache.org/batik/ for this goal.</text:p>
        </text:list-item>
        <text:list-item>
          <text:p text:style-name="P2">Integration into wikipathways.org. (3 weeks)</text:p>
          <text:p text:style-name="P3">The program will be turned into a servlet to run on an apache tomcat server. Then I will create a MediaWiki plug-in to show the difference between two pathways when requested on the history page.</text:p>
        </text:list-item>
        <text:list-item>
          <text:p text:style-name="P2">User testing and performance optimization (3 weeks)</text:p>
          <text:p text:style-name="P3">I will do usability testing on a number of users, and this will include the following questions:</text:p>
        </text:list-item>
        <text:list-item>
          <text:p text:style-name="P4">Which method (overlay or two-pane) is the most convenient to view pathway histories?</text:p>
        </text:list-item>
        <text:list-item>
          <text:p text:style-name="P4">Are there other suggestions for improvement?</text:p>
        </text:list-item>
        <text:list-item>
          <text:p text:style-name="P4">Does viewing pathway histories fit in a work flow for editing biological pathways?<text:line-break/></text:p>
          <text:p text:style-name="P3">Performance is an integral part of usability, especially for web applications. Usability studies show that slow, non-responsive websites are less usable even if the interface is well-designed. This is a reason to take a look at the performance of my work under real conditions. At the very least I'd like to do stress testing to find out what the maximum load is that a server running this program can handle, and to do profiling to find out which parts of the program are the best targets for optimization.<text:line-break/><text:line-break/>Suggested improvements and optimizations will be implemented as time allows.<text:line-break/></text:p>
        </text:list-item>
        <text:list-item>
          <text:p text:style-name="P3">Integration into PathVisio (1 week)<text:line-break/>PathVisio functions as a stand-alone viewer and editor for biological pathways, and it could also benefit from functionality to view the difference between two pathways. PathVisio will require some modifications to be able to incorporate the Batik SVG toolkit before this is possible.</text:p>
        </text:list-item>
      </text:list>
      <text:p text:style-name="P5"/>
      <text:h text:style-name="Heading_20_2" text:outline-level="2">Personal information</text:h>
      <text:p text:style-name="P6">I've obtained an Msc. in Molecular Sciences at Wageningen University (the Netherlands) in 2003. In July 2005 I started a 4-year PhD project at the Bioinformatics group at Maastricht University. My research is aimed at analysis of different types of genomics data in a biological pathway context. As part of this research I spend time as one of the developers of PathVisio (http://www.pathvisio.org). The Bioinformatics group at the University of Maastricht recently started a collaboration with the GenMAPP group at the Gladstone institute in San Francisco. It is my hope that this Google Summer of Code project will intensify our collaboration.</text:p>
      <text:p text:style-name="P6"/>
      <text:p text:style-name="P6">I have a few skills that I think are relevant to this project: I have experience with a number of programming languages (Java, Perl, Php), with XML (Jdom, W3C XML Schema, XML::Twig in Perl) and user interface design (PathVisio).</text:p>
      <text:p text:style-name="P6"/>
      <text:p text:style-name="P6">--</text:p>
      <text:p text:style-name="P6">Martijn van Iers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Martijn Iersel</meta:initial-creator>
    <meta:creation-date>2007-03-22T11:24:41</meta:creation-date>
    <dc:creator>Martijn Iersel</dc:creator>
    <dc:date>2007-03-23T12:40:40</dc:date>
    <dc:language>en-US</dc:language>
    <meta:editing-cycles>9</meta:editing-cycles>
    <meta:editing-duration>PT3H46M6S</meta:editing-duration>
    <meta:user-defined meta:name="Info 1"/>
    <meta:user-defined meta:name="Info 2"/>
    <meta:user-defined meta:name="Info 3"/>
    <meta:user-defined meta:name="Info 4"/>
    <meta:document-statistic meta:table-count="0" meta:image-count="0" meta:object-count="0" meta:page-count="3" meta:paragraph-count="30" meta:word-count="949" meta:character-count="5801"/>
  </office:meta>
</office:document-meta>
</file>